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3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needs_20_fixes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0" style:family="table-cell" style:parent-style-name="needs_20_fixes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needs_20_rewrit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72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3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6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2" style:family="table-cell" style:parent-style-name="done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assigned_20_to_20_OLEGSHA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87" style:family="table-cell" style:parent-style-name="done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4" table:default-cell-style-name="ce31"/>
        <table:table-column table:style-name="co14" table:number-columns-repeated="2" table:default-cell-style-name="ce31"/>
        <table:table-column table:style-name="co15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3" table:default-cell-style-name="ce31"/>
        <table:table-column table:style-name="co18" table:default-cell-style-name="ce31"/>
        <table:table-column table:style-name="co16" table:default-cell-style-name="ce31"/>
        <table:table-column table:style-name="co19" table:default-cell-style-name="ce31"/>
        <table:table-column table:style-name="co16" table:default-cell-style-name="ce31"/>
        <table:table-column table:style-name="co20" table:default-cell-style-name="ce31"/>
        <table:table-column table:style-name="co16" table:default-cell-style-name="ce31"/>
        <table:table-column table:style-name="co21" table:default-cell-style-name="ce31"/>
        <table:table-column table:style-name="co1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4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28" table:default-cell-style-name="ce31"/>
        <table:table-column table:style-name="co35" table:default-cell-style-name="ce31"/>
        <table:table-column table:style-name="co36" table:default-cell-style-name="ce31"/>
        <table:table-column table:style-name="co37" table:default-cell-style-name="ce31"/>
        <table:table-column table:style-name="co19" table:default-cell-style-name="ce31"/>
        <table:table-column table:style-name="co29" table:default-cell-style-name="ce31"/>
        <table:table-column table:style-name="co38" table:default-cell-style-name="ce31"/>
        <table:table-column table:style-name="co33" table:default-cell-style-name="ce31"/>
        <table:table-column table:style-name="co11" table:default-cell-style-name="ce31"/>
        <table:table-column table:style-name="co39" table:default-cell-style-name="ce31"/>
        <table:table-column table:style-name="co23" table:number-columns-repeated="968" table:default-cell-style-name="ce31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2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2"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56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3" office:value-type="string" calcext:value-type="string" table:number-columns-spanned="1" table:number-rows-spanned="19">
            <text:p>OpenGL, GLFW</text:p>
          </table:table-cell>
          <table:table-cell table:style-name="ce58" office:value-type="string" calcext:value-type="string" table:number-columns-spanned="1" table:number-rows-spanned="18">
            <text:p>Graphics</text:p>
          </table:table-cell>
          <table:table-cell table:style-name="ce41" office:value-type="string" calcext:value-type="string" table:number-columns-spanned="2" table:number-rows-spanned="3">
            <text:p>Level render</text:p>
          </table:table-cell>
          <table:covered-table-cell table:style-name="ce73"/>
          <table:table-cell table:style-name="ce63" office:value-type="string" calcext:value-type="string" table:number-columns-spanned="1" table:number-rows-spanned="3">
            <text:p>FX</text:p>
          </table:table-cell>
          <table:table-cell table:style-name="ce73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14"/>
          <table:covered-table-cell table:style-name="ce7"/>
          <table:covered-table-cell table:number-columns-repeated="2" table:style-name="ce16"/>
          <table:covered-table-cell table:style-name="ce63"/>
          <table:covered-table-cell table:style-name="ce73"/>
          <table:covered-table-cell table:style-name="ce63"/>
          <table:table-cell table:style-name="ce73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14"/>
          <table:covered-table-cell table:style-name="ce7"/>
          <table:covered-table-cell table:number-columns-repeated="2" table:style-name="ce16"/>
          <table:covered-table-cell table:style-name="ce63"/>
          <table:covered-table-cell table:style-name="ce73"/>
          <table:covered-table-cell table:style-name="ce63"/>
          <table:table-cell table:style-name="ce73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14"/>
          <table:covered-table-cell table:style-name="ce7"/>
          <table:covered-table-cell table:number-columns-repeated="2" table:style-name="ce16"/>
          <table:table-cell table:style-name="ce41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73"/>
          <table:table-cell table:style-name="ce41" office:value-type="string" calcext:value-type="string" table:number-columns-spanned="1" table:number-rows-spanned="3">
            <text:p>Textures</text:p>
          </table:table-cell>
          <table:table-cell table:style-name="ce82" office:value-type="string" calcext:value-type="string">
            <text:p>Simpl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14"/>
          <table:covered-table-cell table:style-name="ce7"/>
          <table:covered-table-cell table:number-columns-repeated="2" table:style-name="ce16"/>
          <table:covered-table-cell table:style-name="ce63"/>
          <table:covered-table-cell table:style-name="ce73"/>
          <table:covered-table-cell table:style-name="ce65"/>
          <table:table-cell table:style-name="ce82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14"/>
          <table:covered-table-cell table:style-name="ce7"/>
          <table:covered-table-cell table:number-columns-repeated="2" table:style-name="ce16"/>
          <table:covered-table-cell table:style-name="ce63"/>
          <table:covered-table-cell table:style-name="ce73"/>
          <table:covered-table-cell table:style-name="ce67"/>
          <table:table-cell table:style-name="ce82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14"/>
          <table:covered-table-cell table:style-name="ce8"/>
          <table:covered-table-cell table:number-columns-repeated="2" table:style-name="ce35"/>
          <table:table-cell table:style-name="ce66" office:value-type="string" calcext:value-type="string" table:number-columns-spanned="1" table:number-rows-spanned="12">
            <text:p>GUI</text:p>
          </table:table-cell>
          <table:table-cell table:style-name="ce68" office:value-type="string" calcext:value-type="string" table:number-columns-spanned="1" table:number-rows-spanned="5">
            <text:p>In-game</text:p>
          </table:table-cell>
          <table:table-cell table:style-name="ce76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67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5"/>
          <table:covered-table-cell table:style-name="ce67"/>
          <table:table-cell table:style-name="ce76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5"/>
          <table:covered-table-cell table:number-columns-repeated="2" table:style-name="ce67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5"/>
          <table:covered-table-cell table:number-columns-repeated="2" table:style-name="ce67"/>
          <table:table-cell table:style-name="ce82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5"/>
          <table:covered-table-cell table:number-columns-repeated="2" table:style-name="ce67"/>
          <table:table-cell table:style-name="ce84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5"/>
          <table:table-cell table:style-name="ce69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7"/>
          <table:covered-table-cell table:style-name="ce65"/>
          <table:table-cell table:style-name="ce41" office:value-type="string" calcext:value-type="string" table:number-columns-spanned="2" table:number-rows-spanned="1">
            <text:p>Title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number-columns-repeated="2" table:style-name="ce67"/>
          <table:table-cell table:style-name="ce84" office:value-type="string" calcext:value-type="string" table:number-columns-spanned="2" table:number-rows-spanned="1">
            <text:p>Setting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number-columns-repeated="2" table:style-name="ce67"/>
          <table:table-cell table:style-name="ce76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number-columns-repeated="3" table:style-name="ce67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number-columns-repeated="2" table:style-name="ce67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number-columns-repeated="2" table:style-name="ce67"/>
          <table:table-cell table:style-name="ce41" office:value-type="string" calcext:value-type="string" table:number-columns-spanned="2" table:number-rows-spanned="1">
            <text:p>Load scree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style-name="ce35"/>
          <table:table-cell table:style-name="ce51" office:value-type="string" calcext:value-type="string" table:number-columns-spanned="5" table:number-rows-spanned="1">
            <text:p>Input</text:p>
          </table:table-cell>
          <table:covered-table-cell table:number-columns-repeated="2" table:style-name="ce67"/>
          <table:covered-table-cell table:style-name="ce65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table-cell table:style-name="ce33" office:value-type="string" calcext:value-type="string" table:number-columns-spanned="1" table:number-rows-spanned="5">
            <text:p>OpenAL</text:p>
          </table:table-cell>
          <table:table-cell table:style-name="ce60" office:value-type="string" calcext:value-type="string" table:number-columns-spanned="1" table:number-rows-spanned="5">
            <text:p>Audio</text:p>
          </table:table-cell>
          <table:table-cell table:style-name="ce71" office:value-type="string" calcext:value-type="string" table:number-columns-spanned="2" table:number-rows-spanned="1">
            <text:p>Music engine</text:p>
          </table:table-cell>
          <table:covered-table-cell table:style-name="ce67"/>
          <table:table-cell table:style-name="ce65" office:value-type="string" calcext:value-type="string" table:number-columns-spanned="2" table:number-rows-spanned="1">
            <text:p>Music</text:p>
          </table:table-cell>
          <table:covered-table-cell table:style-name="ce35"/>
          <table:table-cell table:style-name="Default"/>
          <table:table-cell table:number-columns-repeated="1015"/>
        </table:table-row>
        <table:table-row table:style-name="ro3">
          <table:covered-table-cell table:style-name="ce14"/>
          <table:covered-table-cell table:style-name="ce8"/>
          <table:covered-table-cell table:number-columns-repeated="2" table:style-name="ce16"/>
          <table:table-cell table:style-name="ce41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67"/>
          <table:covered-table-cell table:number-columns-repeated="2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table-cell table:style-name="ce41" office:value-type="string" calcext:value-type="string" table:number-columns-spanned="1" table:number-rows-spanned="3">
            <text:p>Sounds</text:p>
          </table:table-cell>
          <table:table-cell table:style-name="ce76" office:value-type="string" calcext:value-type="string" table:number-columns-spanned="1" table:number-rows-spanned="2">
            <text:p>In-game</text:p>
          </table:table-cell>
          <table:table-cell table:style-name="ce65" office:value-type="string" calcext:value-type="string" table:number-columns-spanned="2" table:number-rows-spanned="1">
            <text:p>Ambient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5"/>
          <table:covered-table-cell table:style-name="ce67"/>
          <table:table-cell table:style-name="ce65" office:value-type="string" calcext:value-type="string" table:number-columns-spanned="2" table:number-rows-spanned="1">
            <text:p>Cr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covered-table-cell table:number-columns-repeated="2" table:style-name="ce35"/>
          <table:covered-table-cell table:style-name="ce67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41" table:number-columns-spanned="6" table:number-rows-spanned="1"/>
          <table:covered-table-cell table:number-columns-repeated="5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table-cell table:style-name="ce51" office:value-type="string" calcext:value-type="string" table:number-columns-spanned="4" table:number-rows-spanned="1">
            <text:p>Log</text:p>
          </table:table-cell>
          <table:covered-table-cell table:number-columns-repeated="3" table:style-name="ce35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table-cell table:style-name="ce51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table-cell table:style-name="ce51" office:value-type="string" calcext:value-type="string" table:number-columns-spanned="5" table:number-rows-spanned="1">
            <text:p>Commands</text:p>
          </table:table-cell>
          <table:covered-table-cell table:number-columns-repeated="4" table:style-name="ce35"/>
          <table:table-cell table:style-name="ce73" office:value-type="string" calcext:value-type="string">
            <text:p>In-game</text:p>
          </table:table-cell>
          <table:table-cell table:style-name="Default"/>
          <table:table-cell table:number-columns-repeated="1015"/>
        </table:table-row>
        <table:table-row table:style-name="ro3">
          <table:covered-table-cell table:style-name="ce14"/>
          <table:covered-table-cell table:style-name="ce8"/>
          <table:table-cell table:style-name="ce41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table-cell table:style-name="ce51" office:value-type="string" calcext:value-type="string" table:number-columns-spanned="6" table:number-rows-spanned="1">
            <text:p>UnixArg</text:p>
          </table:table-cell>
          <table:covered-table-cell table:number-columns-repeated="5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covered-table-cell table:style-name="ce8"/>
          <table:table-cell table:style-name="ce53" office:value-type="string" calcext:value-type="string" table:number-columns-spanned="2" table:number-rows-spanned="1">
            <text:p>Jobs</text:p>
          </table:table-cell>
          <table:covered-table-cell table:style-name="ce35"/>
          <table:table-cell table:style-name="ce41" office:value-type="string" calcext:value-type="string" table:number-columns-spanned="1" table:number-rows-spanned="2">
            <text:p>Modules</text:p>
          </table:table-cell>
          <table:table-cell table:style-name="ce41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35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3">
          <table:covered-table-cell table:style-name="ce14"/>
          <table:table-cell table:style-name="ce10"/>
          <table:table-cell table:style-name="ce54"/>
          <table:table-cell table:style-name="ce41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35"/>
          <table:table-cell table:style-name="ce87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3">
          <table:covered-table-cell table:style-name="ce14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4"/>
          <table:table-cell table:style-name="ce41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35"/>
          <table:table-cell table:style-name="ce87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table-cell table:style-name="ce72" office:value-type="string" calcext:value-type="string" table:number-columns-spanned="1" table:number-rows-spanned="22">
            <text:p>Game logic</text:p>
          </table:table-cell>
          <table:table-cell table:style-name="ce82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65"/>
          <table:table-cell table:style-name="ce82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table-cell table:style-name="ce72" office:value-type="string" calcext:value-type="string" table:number-columns-spanned="1" table:number-rows-spanned="5">
            <text:p>Tiles</text:p>
          </table:table-cell>
          <table:table-cell table:style-name="ce84" office:value-type="string" calcext:value-type="string">
            <text:p>Ground level</text:p>
          </table:table-cell>
          <table:table-cell table:style-name="ce65" office:value-type="string" calcext:value-type="string">
            <text:p>Ground tile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84" office:value-type="string" calcext:value-type="string">
            <text:p>Floor level</text:p>
          </table:table-cell>
          <table:table-cell table:style-name="ce65" office:value-type="string" calcext:value-type="string">
            <text:p>Floor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84" office:value-type="string" calcext:value-type="string">
            <text:p>Object level</text:p>
          </table:table-cell>
          <table:table-cell table:style-name="ce65" office:value-type="string" calcext:value-type="string">
            <text:p>Object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84" office:value-type="string" calcext:value-type="string">
            <text:p>Entity level</text:p>
          </table:table-cell>
          <table:table-cell table:style-name="ce65" office:value-type="string" calcext:value-type="string">
            <text:p>Entite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84" office:value-type="string" calcext:value-type="string">
            <text:p>Wall level</text:p>
          </table:table-cell>
          <table:table-cell table:style-name="ce65" office:value-type="string" calcext:value-type="string">
            <text:p>Wal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table-cell table:style-name="ce82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table-cell table:style-name="ce83" office:value-type="string" calcext:value-type="string" table:number-columns-spanned="1" table:number-rows-spanned="8">
            <text:p>Entities</text:p>
          </table:table-cell>
          <table:table-cell table:style-name="ce63" office:value-type="string" calcext:value-type="string" table:number-columns-spanned="1" table:number-rows-spanned="2">
            <text:p>Living</text:p>
          </table:table-cell>
          <table:table-cell table:style-name="ce73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number-columns-repeated="2" table:style-name="ce67"/>
          <table:table-cell table:style-name="ce67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65" office:value-type="string" calcext:value-type="string" table:number-columns-spanned="1" table:number-rows-spanned="4">
            <text:p>Mucryds</text:p>
          </table:table-cell>
          <table:table-cell table:style-name="ce67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covered-table-cell table:style-name="ce65"/>
          <table:table-cell table:style-name="ce67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covered-table-cell table:style-name="ce65"/>
          <table:table-cell table:style-name="ce67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covered-table-cell table:style-name="ce65"/>
          <table:table-cell table:style-name="ce67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65" office:value-type="string" calcext:value-type="string" table:number-columns-spanned="2" table:number-rows-spanned="1">
            <text:p>Ship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65" office:value-type="string" calcext:value-type="string" table:number-columns-spanned="2" table:number-rows-spanned="1">
            <text:p>Misc.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table-cell table:style-name="ce63" office:value-type="string" calcext:value-type="string" table:number-columns-spanned="1" table:number-rows-spanned="2">
            <text:p>AI</text:p>
          </table:table-cell>
          <table:table-cell table:style-name="ce65" table:number-columns-spanned="2" table:number-rows-spanned="1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73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table-cell table:style-name="ce63" office:value-type="string" calcext:value-type="string" table:number-columns-spanned="1" table:number-rows-spanned="3">
            <text:p>Generation</text:p>
          </table:table-cell>
          <table:table-cell table:style-name="ce65" office:value-type="string" calcext:value-type="string" table:number-columns-spanned="2" table:number-rows-spanned="1">
            <text:p>Biom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0"/>
          <table:table-cell table:style-name="ce54" table:number-columns-repeated="2"/>
          <table:covered-table-cell table:style-name="ce35"/>
          <table:covered-table-cell table:style-name="ce67"/>
          <table:table-cell table:style-name="ce65" office:value-type="string" calcext:value-type="string" table:number-columns-spanned="2" table:number-rows-spanned="1">
            <text:p>F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35"/>
          <table:covered-table-cell table:style-name="ce67"/>
          <table:table-cell table:style-name="ce65" office:value-type="string" calcext:value-type="string" table:number-columns-spanned="2" table:number-rows-spanned="1">
            <text:p>Terria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14"/>
          <table:table-cell table:style-name="ce30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35"/>
          <table:table-cell table:style-name="ce82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.00.0000</text:date>, <text:time style:data-style-name="N2" text:time-value="20:32:45.9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7-07T20:35:03.750000000</dc:date>
    <meta:editing-duration>PT2H33M8S</meta:editing-duration>
    <meta:editing-cycles>21</meta:editing-cycles>
    <meta:document-statistic meta:table-count="1" meta:cell-count="96" meta:object-count="0"/>
  </office:meta>
</office:document-meta>
</file>